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85f" officeooo:paragraph-rsid="00134a2d"/>
    </style:style>
    <style:style style:name="P2" style:family="paragraph" style:parent-style-name="Standard">
      <style:text-properties officeooo:rsid="000e50dc" officeooo:paragraph-rsid="000e50dc"/>
    </style:style>
    <style:style style:name="P3" style:family="paragraph" style:parent-style-name="Standard">
      <style:text-properties officeooo:rsid="000f7aab" officeooo:paragraph-rsid="000f7aab"/>
    </style:style>
    <style:style style:name="P4" style:family="paragraph" style:parent-style-name="Standard">
      <style:paragraph-properties fo:text-align="center" style:justify-single-word="false"/>
      <style:text-properties officeooo:rsid="00104705" officeooo:paragraph-rsid="00104705"/>
    </style:style>
    <style:style style:name="P5" style:family="paragraph" style:parent-style-name="Standard">
      <style:text-properties officeooo:rsid="00162509" officeooo:paragraph-rsid="00162509"/>
    </style:style>
    <style:style style:name="P6" style:family="paragraph" style:parent-style-name="Standard">
      <style:text-properties officeooo:rsid="0016aec4" officeooo:paragraph-rsid="0016aec4"/>
    </style:style>
    <style:style style:name="T1" style:family="text">
      <style:text-properties officeooo:rsid="000f7aab"/>
    </style:style>
    <style:style style:name="T2" style:family="text">
      <style:text-properties officeooo:rsid="001625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RUJANA – LVPEI</text:p>
      <text:p text:style-name="P4"/>
      <text:p text:style-name="P1">Day1:</text:p>
      <text:p text:style-name="P1"><text:line-break/><text:span text:style-name="T2">Idea:</text:span></text:p>
      <text:p text:style-name="P5">1. Use a wireless camera for offboard processing.</text:p>
      <text:p text:style-name="P5"/>
      <text:p text:style-name="P6">Work Summary:</text:p>
      <text:p text:style-name="P2">1. There were a lot of errors with OpenCV initially.</text:p>
      <text:p text:style-name="P2">2. Once that was set-up, we started working on detection of pupil from an eye image.</text:p>
      <text:p text:style-name="P2">3. We tried with hough tranform which worked perfectly for detecting circles but failed for images taken at other angles</text:p>
      <text:p text:style-name="P2">4. We finally found the pupil contour by first thresholding the image,(20) then finding contours, categorizing the image into different binary regions, finding the bounding box of a binary segment with area greater than 100 pixels (found by trail and error).</text:p>
      <text:p text:style-name="P2">5. We then applied some conditions for rejecting the <text:span text:style-name="T1">incorrectly detected binary segments by taking the using the ratio of the bounding box height and length.</text:span></text:p>
      <text:p text:style-name="P3">6. Whichever boundingbox satisfied this condition and has the highest area was selected and the circle inscribing this box was marked to get the final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6:25:43.351732368</meta:creation-date>
    <dc:date>2014-12-15T12:44:55.281846595</dc:date>
    <meta:editing-duration>PT2M56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153" meta:character-count="917" meta:non-whitespace-character-count="773"/>
  </office:meta>
</office:document-meta>
</file>